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settings.xml" manifest:media-type="text/xml"/>
  <manifest:file-entry manifest:full-path="Configurations2/" manifest:media-type="application/vnd.sun.xml.ui.configuration"/>
  <manifest:file-entry manifest:full-path="Pictures/100002010000008200000031A3BFC343BB4B4168.png" manifest:media-type="image/png"/>
  <manifest:file-entry manifest:full-path="Pictures/1000014600000D70000005107B9E57FC88EDA291.svg" manifest:media-type="image/svg+xml"/>
  <manifest:file-entry manifest:full-path="Pictures/100002010000007C0000007CEE95949D3C0A26AF.png" manifest:media-type="image/png"/>
  <manifest:file-entry manifest:full-path="Pictures/1000000000000020000000204B249CA79A42C6D7.png" manifest:media-type="image/png"/>
  <manifest:file-entry manifest:full-path="Pictures/1000050600000CDA00000CDA243FD9CAAD8872E5.svg" manifest:media-type="image/svg+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graphic-properties draw:fill="gradient" draw:fill-color="#b4c7dc" draw:fill-gradient-name="Blue_20_Touch" draw:gradient-step-count="0" draw:textarea-horizontal-align="justify" draw:textarea-vertical-align="middle" draw:auto-grow-height="false" fo:min-height="2.222cm" fo:min-width="3.4cm" fo:wrap-option="no-wrap" draw:shadow="visible" draw:shadow-offset-x="0.051cm" draw:shadow-offset-y="0.051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596cm" fo:min-width="0cm"/>
    </style:style>
    <style:style style:name="gr4" style:family="graphic" style:parent-style-name="objectwithoutfill">
      <style:graphic-properties draw:stroke="solid" draw:stroke-dash="Ultrafine_20_Dashed" svg:stroke-width="0.152cm" svg:stroke-color="#808080" draw:marker-start-width="0.66cm" draw:marker-end-width="0.66cm" draw:fill="none" draw:textarea-vertical-align="middle" fo:padding-top="0.201cm" fo:padding-bottom="0.201cm" fo:padding-left="0.326cm" fo:padding-right="0.326cm" draw:shadow-offset-x="0.203cm" draw:shadow-offset-y="0.203cm"/>
    </style:style>
    <style:style style:name="gr5" style:family="graphic" style:parent-style-name="objectwithoutfill">
      <style:graphic-properties svg:stroke-width="0.152cm" svg:stroke-color="#808080" draw:marker-start-width="0.659cm" draw:marker-end-width="0.659cm" draw:fill="none" draw:textarea-vertical-align="middle" fo:padding-top="0.201cm" fo:padding-bottom="0.201cm" fo:padding-left="0.326cm" fo:padding-right="0.326cm"/>
    </style:style>
    <style:style style:name="gr6" style:family="graphic" style:parent-style-name="standard">
      <style:graphic-properties draw:fill="solid" draw:fill-color="#ffffd7" draw:textarea-horizontal-align="justify" draw:textarea-vertical-align="middle" draw:auto-grow-height="false" fo:min-height="0.553cm" fo:min-width="1.573cm"/>
    </style:style>
    <style:style style:name="gr7" style:family="graphic" style:parent-style-name="standard">
      <style:graphic-properties draw:stroke="none" svg:stroke-color="#000000" draw:fill="none" draw:fill-color="#ffffff" draw:textarea-horizontal-align="left" draw:auto-grow-height="true" draw:auto-grow-width="false" fo:min-height="0.76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0.823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258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0.412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0.166cm" fo:min-width="0cm"/>
    </style:style>
    <style:style style:name="gr12" style:family="graphic" style:parent-style-name="objectwithoutfill">
      <style:graphic-properties draw:stroke="dash" draw:stroke-dash="Ultrafine_20_Dashed" svg:stroke-width="0cm" svg:stroke-color="#000000" draw:marker-start-width="0.203cm" draw:marker-end-width="0.203cm" draw:fill="none" draw:textarea-vertical-align="middle" fo:padding-top="0.125cm" fo:padding-bottom="0.125cm" fo:padding-left="0.25cm" fo:padding-right="0.25cm"/>
    </style:style>
    <style:style style:name="gr13" style:family="graphic" style:parent-style-name="standard">
      <style:graphic-properties draw:stroke="none" svg:stroke-color="#000000" draw:fill="none" draw:fill-color="#ffffff" draw:textarea-horizontal-align="left" draw:auto-grow-height="true" draw:auto-grow-width="false" fo:min-height="0.385cm" fo:min-width="0cm"/>
    </style:style>
    <style:style style:name="gr14" style:family="graphic" style:parent-style-name="standard">
      <style:graphic-properties draw:fill="solid" draw:fill-color="#ffffd7" draw:textarea-horizontal-align="justify" draw:textarea-vertical-align="middle" draw:auto-grow-height="false" fo:min-height="0.561cm" fo:min-width="1.573cm"/>
    </style:style>
    <style:style style:name="gr15" style:family="graphic" style:parent-style-name="standard">
      <style:graphic-properties draw:fill="solid" draw:fill-color="#ffd8ce" draw:textarea-horizontal-align="justify" draw:textarea-vertical-align="middle" draw:auto-grow-height="false" fo:min-height="0.553cm" fo:min-width="1.573cm"/>
    </style:style>
    <style:style style:name="gr16" style:family="graphic" style:parent-style-name="objectwithoutfill">
      <style:graphic-properties draw:stroke="dash" draw:stroke-dash="Ultrafine_20_Dashed" svg:stroke-width="0.152cm" svg:stroke-color="#ff3838" draw:marker-start-width="0.66cm" draw:marker-end-width="0.66cm" draw:fill="none" draw:textarea-vertical-align="middle" fo:padding-top="0.201cm" fo:padding-bottom="0.201cm" fo:padding-left="0.326cm" fo:padding-right="0.326cm"/>
    </style:style>
    <style:style style:name="gr17" style:family="graphic" style:parent-style-name="objectwithoutfill">
      <style:graphic-properties draw:stroke="dash" draw:stroke-dash="Ultrafine_20_Dashed" svg:stroke-color="#000000" draw:fill="none" draw:textarea-vertical-align="middle"/>
    </style:style>
    <style:style style:name="gr1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gradient" draw:fill-color="#b4c7dc" draw:fill-gradient-name="Blue_20_Touch" draw:gradient-step-count="0"/>
      <style:paragraph-properties fo:text-align="center"/>
      <style:text-properties fo:font-size="18pt" fo:font-style="italic" style:font-size-asian="18pt" style:font-size-complex="18pt"/>
    </style:style>
    <style:style style:name="P2" style:family="paragraph">
      <loext:graphic-properties draw:fill="none"/>
      <style:paragraph-properties fo:text-align="center"/>
      <style:text-properties fo:font-size="13pt" style:font-size-asian="13pt" style:font-size-complex="13pt"/>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13pt" style:font-size-asian="13pt" style:font-size-complex="13pt"/>
    </style:style>
    <style:style style:name="P5" style:family="paragraph">
      <loext:graphic-properties draw:fill="none"/>
      <style:paragraph-properties fo:text-align="center"/>
      <style:text-properties fo:font-size="15pt" style:font-size-asian="15pt" style:font-size-complex="15pt"/>
    </style:style>
    <style:style style:name="P6" style:family="paragraph">
      <loext:graphic-properties draw:fill="solid" draw:fill-color="#ffffd7"/>
      <style:paragraph-properties fo:text-align="center"/>
      <style:text-properties fo:font-size="13pt" style:font-size-asian="13pt" style:font-size-complex="13pt"/>
    </style:style>
    <style:style style:name="P7" style:family="paragraph">
      <style:paragraph-properties fo:text-align="center"/>
      <style:text-properties fo:font-style="italic" style:font-style-asian="italic" style:font-style-complex="italic"/>
    </style:style>
    <style:style style:name="P8" style:family="paragraph">
      <loext:graphic-properties draw:fill="none" draw:fill-color="#ffffff"/>
      <style:paragraph-properties fo:text-align="center"/>
      <style:text-properties fo:font-size="13pt" fo:font-style="italic" style:font-size-asian="13pt" style:font-style-asian="italic" style:font-size-complex="13pt" style:font-style-complex="italic"/>
    </style:style>
    <style:style style:name="P9" style:family="paragraph">
      <loext:graphic-properties draw:fill="none" draw:fill-color="#ffffff"/>
      <style:text-properties fo:font-size="13pt" style:font-size-asian="13pt" style:font-size-complex="13pt"/>
    </style:style>
    <style:style style:name="P10" style:family="paragraph">
      <loext:graphic-properties draw:fill="none"/>
      <style:paragraph-properties fo:text-align="center"/>
    </style:style>
    <style:style style:name="P11" style:family="paragraph">
      <loext:graphic-properties draw:fill="solid" draw:fill-color="#ffd8ce"/>
      <style:paragraph-properties fo:text-align="center"/>
      <style:text-properties fo:font-size="13pt" style:font-size-asian="13pt" style:font-size-complex="13pt"/>
    </style:style>
    <style:style style:name="T1" style:family="text">
      <style:text-properties fo:font-size="10.5pt" fo:font-style="italic" style:font-size-asian="10.5pt" style:font-size-complex="10.5pt"/>
    </style:style>
    <style:style style:name="T2" style:family="text">
      <style:text-properties fo:font-size="10.5pt" style:font-size-asian="10.5pt" style:font-size-complex="10.5pt"/>
    </style:style>
    <style:style style:name="T3" style:family="text">
      <style:text-properties fo:font-size="12pt" style:font-size-asian="12pt" style:font-size-complex="12pt"/>
    </style:style>
    <style:style style:name="T4" style:family="text">
      <style:text-properties fo:font-size="10.5pt" fo:font-style="italic" style:font-size-asian="10.5pt" style:font-style-asian="italic" style:font-size-complex="10.5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969cm" svg:height="3.81cm" svg:x="1.397cm" svg:y="1.043cm">
          <text:p text:style-name="P3"/>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2" draw:layer="layout" svg:width="4.064cm" svg:height="5.715cm" svg:x="10.206cm" svg:y="1.91cm">
          <draw:image xlink:href="Pictures/1000050600000CDA00000CDA243FD9CAAD8872E5.svg" xlink:type="simple" xlink:show="embed" xlink:actuate="onLoad" loext:mime-type="image/svg+xml">
            <text:p/>
          </draw:image>
          <draw:image xlink:href="Pictures/100002010000007C0000007CEE95949D3C0A26AF.png" xlink:type="simple" xlink:show="embed" xlink:actuate="onLoad" loext:mime-type="image/png"/>
        </draw:frame>
        <draw:frame draw:style-name="gr3" draw:text-style-name="P4" draw:layer="layout" svg:width="3.048cm" svg:height="1.073cm" svg:x="0.589cm" svg:y="0.351cm">
          <draw:text-box>
            <text:p text:style-name="P3"><text:span text:style-name="T1">Cloud VPS</text:span></text:p>
            <text:p text:style-name="P3"><text:span text:style-name="T2">208.217.112.65</text:span></text:p>
          </draw:text-box>
        </draw:frame>
        <draw:line draw:style-name="gr4" draw:text-style-name="P5" draw:layer="layout" svg:x1="11.242cm" svg:y1="3.35cm" svg:x2="9.02cm" svg:y2="3.35cm">
          <text:p text:style-name="P3"/>
        </draw:line>
        <draw:line draw:style-name="gr4" draw:text-style-name="P5" draw:layer="layout" svg:x1="15.307cm" svg:y1="6.042cm" svg:x2="13.089cm" svg:y2="6.042cm">
          <text:p text:style-name="P3"/>
        </draw:line>
        <draw:line draw:style-name="gr5" draw:text-style-name="P5" draw:layer="layout" svg:x1="15.307cm" svg:y1="7.025cm" svg:x2="15.307cm" svg:y2="1.748cm">
          <text:p text:style-name="P3"/>
        </draw:line>
        <draw:line draw:style-name="gr5" draw:text-style-name="P5" draw:layer="layout" svg:x1="9.021cm" svg:y1="7.025cm" svg:x2="9.021cm" svg:y2="1.748cm">
          <text:p text:style-name="P3"/>
        </draw:line>
        <draw:line draw:style-name="gr4" draw:text-style-name="P5" draw:layer="layout" svg:x1="16.729cm" svg:y1="3.575cm" svg:x2="15.332cm" svg:y2="3.575cm">
          <text:p/>
        </draw:line>
        <draw:custom-shape draw:style-name="gr6" draw:text-style-name="P6" draw:layer="layout" svg:width="2.159cm" svg:height="0.889cm" svg:x="11.159cm" svg:y="2.923cm">
          <text:p text:style-name="P3"><text:span text:style-name="T3">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1.389cm" svg:height="1.954cm" svg:x="1.416cm" svg:y="4.555cm">
          <draw:image xlink:href="Pictures/1000050600000CDA00000CDA243FD9CAAD8872E5.svg" xlink:type="simple" xlink:show="embed" xlink:actuate="onLoad" loext:mime-type="image/svg+xml">
            <text:p/>
          </draw:image>
          <draw:image xlink:href="Pictures/100002010000007C0000007CEE95949D3C0A26AF.png" xlink:type="simple" xlink:show="embed" xlink:actuate="onLoad" loext:mime-type="image/png"/>
        </draw:frame>
        <draw:frame draw:style-name="gr7" draw:text-style-name="P8" draw:layer="layout" svg:width="3.175cm" svg:height="1.073cm" svg:x="9.331cm" svg:y="0.368cm">
          <draw:text-box>
            <text:p text:style-name="P7"><text:span text:style-name="T2">H</text:span><text:span text:style-name="T2">o</text:span><text:span text:style-name="T2">u</text:span><text:span text:style-name="T2">s</text:span><text:span text:style-name="T2">e</text:span><text:span text:style-name="T2"> </text:span><text:span text:style-name="T2">L</text:span><text:span text:style-name="T2">A</text:span><text:span text:style-name="T2">N</text:span></text:p>
            <text:p text:style-name="P7"><text:span text:style-name="T2">1</text:span><text:span text:style-name="T2">9</text:span><text:span text:style-name="T2">2</text:span><text:span text:style-name="T2">.</text:span><text:span text:style-name="T2">1</text:span><text:span text:style-name="T2">6</text:span><text:span text:style-name="T2">8</text:span><text:span text:style-name="T2">.</text:span><text:span text:style-name="T2">0</text:span><text:span text:style-name="T2">.</text:span><text:span text:style-name="T2">0</text:span><text:span text:style-name="T2"> </text:span><text:span text:style-name="T2">/</text:span><text:span text:style-name="T2"> </text:span><text:span text:style-name="T2">2</text:span><text:span text:style-name="T2">4</text:span></text:p>
          </draw:text-box>
        </draw:frame>
        <draw:frame draw:style-name="gr8" draw:text-style-name="P8" draw:layer="layout" svg:width="3.429cm" svg:height="1.073cm" svg:x="15.608cm" svg:y="0.397cm">
          <draw:text-box>
            <text:p text:style-name="P7"><text:span text:style-name="T2">Hidden LAN</text:span></text:p>
            <text:p text:style-name="P7"><text:span text:style-name="T2">192.168.10.</text:span><text:span text:style-name="T2">0 / 24</text:span></text:p>
          </draw:text-box>
        </draw:frame>
        <draw:frame draw:style-name="gr9" draw:text-style-name="P8" draw:layer="layout" svg:width="2.667cm" svg:height="0.662cm" svg:x="10.905cm" svg:y="1.675cm">
          <draw:text-box>
            <text:p text:style-name="P7"><text:span text:style-name="T2">Inner Bastion</text:span></text:p>
          </draw:text-box>
        </draw:frame>
        <draw:frame draw:style-name="gr8" draw:text-style-name="P8" draw:layer="layout" svg:width="2.667cm" svg:height="1.073cm" svg:x="16.021cm" svg:y="4.323cm">
          <draw:text-box>
            <text:p text:style-name="P7"><text:span text:style-name="T2">openHAB</text:span></text:p>
            <text:p text:style-name="P7"><text:span text:style-name="T2">192.168.10.1</text:span></text:p>
          </draw:text-box>
        </draw:frame>
        <draw:frame draw:style-name="gr9" draw:text-style-name="P9" draw:layer="layout" svg:width="1.905cm" svg:height="0.662cm" svg:x="5.215cm" svg:y="5.15cm">
          <draw:text-box>
            <text:p><text:span text:style-name="T2">10.0.0.1</text:span></text:p>
          </draw:text-box>
        </draw:frame>
        <draw:frame draw:style-name="gr10" draw:text-style-name="P9" draw:layer="layout" svg:width="1.905cm" svg:height="0.662cm" svg:x="6.866cm" svg:y="5.785cm">
          <draw:text-box>
            <text:p><text:span text:style-name="T2">10.0.0.2</text:span></text:p>
          </draw:text-box>
        </draw:frame>
        <draw:frame draw:style-name="gr11" draw:text-style-name="P4" draw:layer="layout" svg:width="1.594cm" svg:height="0.662cm" svg:x="1.335cm" svg:y="6.341cm">
          <draw:text-box>
            <text:p text:style-name="P3"><text:span text:style-name="T4">Phone</text:span></text:p>
          </draw:text-box>
        </draw:frame>
        <draw:frame draw:style-name="gr2" draw:text-style-name="P2" draw:layer="layout" svg:width="1.52cm" svg:height="2.138cm" svg:x="16.497cm" svg:y="2.424cm">
          <draw:image xlink:href="Pictures/1000050600000CDA00000CDA243FD9CAAD8872E5.svg" xlink:type="simple" xlink:show="embed" xlink:actuate="onLoad" loext:mime-type="image/svg+xml">
            <text:p/>
          </draw:image>
          <draw:image xlink:href="Pictures/100002010000007C0000007CEE95949D3C0A26AF.png" xlink:type="simple" xlink:show="embed" xlink:actuate="onLoad" loext:mime-type="image/png"/>
        </draw:frame>
        <draw:path draw:style-name="gr12" draw:text-style-name="P10" draw:layer="layout" svg:width="1.509cm" svg:height="1.01cm" draw:transform="skewX (-0.131772358525572) rotate (-2.04570041626255) translate (17.237cm 1.364cm)" svg:viewBox="0 0 1510 1011" svg:d="M0 0c984 0 1510 1011 1510 1011">
          <text:p/>
        </draw:path>
        <draw:path draw:style-name="gr12" draw:text-style-name="P10" draw:layer="layout" svg:width="1.378cm" svg:height="0.983cm" draw:transform="skewX (-0.217468024798493) rotate (-2.09509323409399) translate (10.903cm 1.391cm)" svg:viewBox="0 0 1379 984" svg:d="M0 0c899 0 1379 984 1379 984">
          <text:p/>
        </draw:path>
        <draw:frame draw:style-name="gr13" draw:text-style-name="P9" draw:layer="layout" svg:width="1.905cm" svg:height="0.662cm" svg:x="3.945cm" svg:y="5.939cm">
          <draw:text-box>
            <text:p><text:span text:style-name="T2">10.0.0.3</text:span></text:p>
          </draw:text-box>
        </draw:frame>
        <draw:line draw:style-name="gr4" draw:text-style-name="P5" draw:layer="layout" svg:x1="12.2cm" svg:y1="4.535cm" svg:x2="12.2cm" svg:y2="5.771cm">
          <text:p/>
        </draw:line>
        <draw:custom-shape draw:style-name="gr14" draw:text-style-name="P6" draw:layer="layout" svg:width="2.159cm" svg:height="0.897cm" svg:x="11.159cm" svg:y="5.559cm">
          <text:p text:style-name="P3"><text:span text:style-name="T3">eth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1" draw:layer="layout" svg:width="2.159cm" svg:height="0.889cm" svg:x="11.159cm" svg:y="3.812cm">
          <text:p text:style-name="P3"><text:span text:style-name="T3">wg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8" draw:layer="layout" svg:width="2.921cm" svg:height="0.662cm" svg:x="2.232cm" svg:y="2.005cm">
          <draw:text-box>
            <text:p text:style-name="P7"><text:span text:style-name="T2">Public Internet</text:span></text:p>
          </draw:text-box>
        </draw:frame>
        <draw:path draw:style-name="gr16" draw:text-style-name="P10" draw:layer="layout" svg:width="3.069cm" svg:height="2.343cm" draw:transform="rotate (0.156556033903891) translate (2.43653013708571cm 3.32866854844832cm)" svg:viewBox="0 0 3070 2344" svg:d="M0 2344c2443 0 3070-2344 3070-2344">
          <text:p/>
        </draw:path>
        <draw:path draw:style-name="gr16" draw:text-style-name="P10" draw:layer="layout" svg:width="4.435cm" svg:height="3.67cm" draw:transform="skewX (-0.04310963252426) rotate (-0.959756555671683) translate (8.51217231392467cm 0.613959136448119cm)" svg:viewBox="0 0 4436 3671" svg:d="M0 3671c2326 0 4436-3671 4436-3671">
          <text:p/>
        </draw:path>
        <draw:line draw:style-name="gr17" draw:text-style-name="P10" draw:layer="layout" svg:x1="2.802cm" svg:y1="5.939cm" svg:x2="3.945cm" svg:y2="6.193cm">
          <text:p/>
        </draw:line>
        <draw:line draw:style-name="gr17" draw:text-style-name="P10" draw:layer="layout" svg:x1="5.596cm" svg:y1="3.145cm" svg:x2="6.104cm" svg:y2="5.177cm">
          <text:p/>
        </draw:line>
        <draw:line draw:style-name="gr17" draw:text-style-name="P10" draw:layer="layout" svg:x1="8.009cm" svg:y1="5.812cm" svg:x2="11.049cm" svg:y2="4.345cm">
          <text:p/>
        </draw:line>
        <draw:path draw:style-name="gr17" draw:text-style-name="P10" draw:layer="layout" svg:width="2.136cm" svg:height="0.972cm" draw:transform="skewX (0.0191986217719376) rotate (-0.0818559419185345) translate (3.30200000736475cm 0.788999927369289cm)" svg:viewBox="0 0 2137 973" svg:d="M0 0c1402 0 2137 973 2137 973">
          <text:p/>
        </draw:path>
        <draw:frame draw:style-name="gr2" draw:text-style-name="P2" draw:layer="layout" svg:width="1.137cm" svg:height="1.598cm" svg:x="4.977cm" svg:y="1.577cm">
          <draw:image xlink:href="Pictures/1000050600000CDA00000CDA243FD9CAAD8872E5.svg" xlink:type="simple" xlink:show="embed" xlink:actuate="onLoad" loext:mime-type="image/svg+xml">
            <text:p/>
          </draw:image>
          <draw:image xlink:href="Pictures/100002010000007C0000007CEE95949D3C0A26AF.png" xlink:type="simple" xlink:show="embed" xlink:actuate="onLoad" loext:mime-type="image/png"/>
        </draw:frame>
        <draw:frame draw:style-name="gr18" draw:text-style-name="P3" draw:layer="layout" svg:width="2.342cm" svg:height="0.508cm" draw:transform="rotate (-3.02273573152898) translate (5.588cm 3.051cm)">
          <draw:image xlink:href="Pictures/1000014600000D70000005107B9E57FC88EDA291.svg" xlink:type="simple" xlink:show="embed" xlink:actuate="onLoad" loext:mime-type="image/svg+xml">
            <text:p/>
          </draw:image>
          <draw:image xlink:href="Pictures/100002010000008200000031A3BFC343BB4B4168.png" xlink:type="simple" xlink:show="embed" xlink:actuate="onLoad" loext:mime-type="image/png"/>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styles>
    <draw:gradient draw:name="Blue_20_Touch" draw:display-name="Blue Touch" draw:style="linear" draw:start-color="#b4c7dc" draw:end-color="#dee6ef" draw:start-intensity="100%" draw:end-intensity="100%" draw:angle="1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1" draw:gradient-step-count="0" draw:fill-hatch-name="Hatching_20_1" draw:fill-image-name="Bitmap_20_1"/>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0.254cm" fo:margin-bottom="0.254cm" fo:margin-left="0.254cm" fo:margin-right="0.254cm" fo:page-width="19.685cm" fo:page-height="7.6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09T22:07:34.521197822</meta:creation-date>
    <dc:date>2020-03-15T18:34:47.142697044</dc:date>
    <meta:editing-duration>PT19H4M20S</meta:editing-duration>
    <meta:editing-cycles>12</meta:editing-cycles>
    <meta:generator>LibreOffice/6.1.5.2$Linux_x86 LibreOffice_project/10$Build-2</meta:generator>
    <meta:document-statistic meta:object-count="33"/>
  </office:meta>
</office:document-meta>
</file>